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2.84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38in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138in solid #000000"/>
      <style:text-properties style:use-window-font-color="true" style:text-outline="false" style:text-line-through-style="none" fo:font-size="12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Tahoma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42% 100%"/>
    </style:style>
    <style:style style:name="T2" style:family="text">
      <style:text-properties style:text-position="sub 58%" style:font-size-asian="6.80000019073486pt" style:font-size-complex="6.80000019073486pt"/>
    </style:style>
    <style:style style:name="T3" style:family="text">
      <style:text-properties style:text-position="sub 58%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row table:style-name="ro2">
          <table:table-cell/>
          <table:table-cell table:style-name="ce2" office:value-type="string">
            <text:p>Time to sort 1.5 × 10<text:span text:style-name="T1">7</text:span> integers % 10 (time, memory<text:span text:style-name="T2">1</text:span>, memory<text:span text:style-name="T3">2</text:span>)</text:p>
          </table:table-cell>
        </table:table-row>
        <table:table-row table:style-name="ro3">
          <table:table-cell office:value-type="string">
            <text:p>Heap</text:p>
          </table:table-cell>
          <table:table-cell office:value-type="string">
            <text:p>1.4(62/67)</text:p>
          </table:table-cell>
        </table:table-row>
        <table:table-row table:style-name="ro3">
          <table:table-cell office:value-type="string">
            <text:p>IndexedHeap</text:p>
          </table:table-cell>
          <table:table-cell office:value-type="string">
            <text:p>7.2(487/501)</text:p>
          </table:table-cell>
        </table:table-row>
        <table:table-row table:style-name="ro3">
          <table:table-cell office:value-type="string">
            <text:p>IndexedArrayHeap</text:p>
          </table:table-cell>
          <table:table-cell office:value-type="string">
            <text:p>2.6(179/198)</text:p>
          </table:table-cell>
        </table:table-row>
        <table:table-row table:style-name="ro3">
          <table:table-cell office:value-type="string">
            <text:p>IndexedPointerHeap</text:p>
          </table:table-cell>
          <table:table-cell office:value-type="string">
            <text:p>3.1(238/244)</text:p>
          </table:table-cell>
        </table:table-row>
        <table:table-row table:style-name="ro3">
          <table:table-cell office:value-type="string">
            <text:p>PairingHeap</text:p>
          </table:table-cell>
          <table:table-cell office:value-type="string">
            <text:p>1.4(297/296)</text:p>
          </table:table-cell>
        </table:table-row>
        <table:table-row table:style-name="ro3">
          <table:table-cell office:value-type="string">
            <text:p>BucketQueue</text:p>
          </table:table-cell>
          <table:table-cell office:value-type="string">
            <text:p>0.6(179/178)</text:p>
          </table:table-cell>
        </table:table-row>
        <table:table-row table:style-name="ro3">
          <table:table-cell office:value-type="string">
            <text:p>PairingMapLP</text:p>
          </table:table-cell>
          <table:table-cell office:value-type="string">
            <text:p>5.2(592/592)</text:p>
          </table:table-cell>
        </table:table-row>
        <table:table-row table:style-name="ro3">
          <table:table-cell office:value-type="string">
            <text:p>PointerMapLP</text:p>
          </table:table-cell>
          <table:table-cell office:value-type="string">
            <text:p>8.2(534/540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07/15/2020</text:date>, <text:time>16:1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41S</meta:editing-duration>
    <meta:editing-cycles>5</meta:editing-cycles>
    <meta:generator>OpenOffice/4.1.2$Win32 OpenOffice.org_project/412m3$Build-9782</meta:generator>
    <dc:date>2020-07-15T16:11:35.21</dc:date>
    <meta:document-statistic meta:table-count="3" meta:cell-count="17" meta:object-count="0"/>
    <meta:user-defined meta:name="Info 1"/>
    <meta:user-defined meta:name="Info 2"/>
    <meta:user-defined meta:name="Info 3"/>
    <meta:user-defined meta:name="Info 4"/>
  </office:meta>
</office:document-meta>
</file>